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227c2" officeooo:paragraph-rsid="001227c2"/>
    </style:style>
    <style:style style:name="P2" style:family="paragraph" style:parent-style-name="Standard">
      <style:text-properties officeooo:rsid="00136f15" officeooo:paragraph-rsid="00136f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hat do I need to Learn to get a Tech job??</text:p>
      <text:p text:style-name="P1"/>
      <text:p text:style-name="P2">Practice Implementing the following algorithms in Python:</text:p>
      <text:p text:style-name="P2"><text:tab/>Breadth First Search</text:p>
      <text:p text:style-name="P2"><text:tab/>Depth First Search</text:p>
      <text:p text:style-name="P2"><text:tab/>Binary Search</text:p>
      <text:p text:style-name="P2"><text:tab/>Merge Sort</text:p>
      <text:p text:style-name="P2"><text:tab/>Quick Sort</text:p>
      <text:p text:style-name="P2"><text:tab/>Tree Insert / Find / e.t.c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30T16:18:00.701931672</meta:creation-date>
    <dc:date>2022-09-30T16:19:59.830206622</dc:date>
    <meta:editing-duration>PT1M59S</meta:editing-duration>
    <meta:editing-cycles>2</meta:editing-cycles>
    <meta:generator>LibreOffice/7.3.2.2$Linux_X86_64 LibreOffice_project/30$Build-2</meta:generator>
    <meta:document-statistic meta:table-count="0" meta:image-count="0" meta:object-count="0" meta:page-count="1" meta:paragraph-count="8" meta:word-count="36" meta:character-count="203" meta:non-whitespace-character-count="169"/>
  </office:meta>
</office:document-meta>
</file>